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870000001D9ED844525175EE1A.png" manifest:media-type="image/png"/>
  <manifest:file-entry manifest:full-path="Pictures/100000010000151C0000079E3FAF361C598358F0.png" manifest:media-type="image/png"/>
  <manifest:file-entry manifest:full-path="Pictures/10000001000003300000026409AFC8EFE5687064.png" manifest:media-type="image/png"/>
  <manifest:file-entry manifest:full-path="Pictures/100000000000019200000192274FC9EE76ABF851.jpg" manifest:media-type="image/jpe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gr7"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4" style:family="paragraph">
      <loext:graphic-properties draw:fill="none"/>
      <style:paragraph-properties fo:text-align="center"/>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loext:graphic-properties draw:fill="bitmap" draw:fill-image-name="Bitmap_20_272" draw:fill-image-width="11.373cm" draw:fill-image-height="11.373cm" style:repeat="stretch"/>
      <style:paragraph-properties fo:text-align="center"/>
    </style:style>
    <style:style style:name="P8" style:family="paragrap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10.5pt" style:text-underline-style="none"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Diagrama de Procesos</text:span></text:p>
          </draw:text-box>
        </draw:frame>
        <draw:frame draw:style-name="gr2" draw:text-style-name="P3" draw:layer="layout" svg:width="6.604cm" svg:height="1.373cm" svg:x="20.32cm" svg:y="12.859cm">
          <draw:text-box>
            <text:p><text:span text:style-name="T2">01 de Septiembre del 2022</text:span></text:p>
          </draw:text-box>
        </draw:frame>
        <draw:frame draw:style-name="gr3" draw:text-style-name="P4"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5"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Image">
        <office:forms form:automatic-focus="false" form:apply-design-mode="false"/>
        <draw:polygon draw:style-name="gr6" draw:text-style-name="P7" draw:layer="layout" svg:width="11.372cm" svg:height="11.372cm" svg:x="16.315cm" svg:y="3.307cm" svg:viewBox="0 0 11373 11373" draw:points="0,5726 5646,0 11373,5648 5727,11373 5725,11373 0,5728">
          <text:p/>
        </draw:polygon>
        <draw:frame draw:style-name="gr7" draw:text-style-name="P8" draw:layer="layout" svg:width="27.999cm" svg:height="10.102cm" svg:x="0.001cm" svg:y="2.898cm">
          <draw:image xlink:href="Pictures/100000010000151C0000079E3FAF361C598358F0.png" xlink:type="simple" xlink:show="embed" xlink:actuate="onLoad" draw:mime-type="image/png">
            <text:p/>
          </draw:image>
        </draw:frame>
        <presentation:notes draw:style-name="dp2">
          <draw:page-thumbnail draw:style-name="gr5" draw:layer="layout" svg:width="0.001cm" svg:height="0.001cm" svg:x="0cm" svg:y="2.257cm" draw:page-number="2"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s" fo:country="PE"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5.2$Linux_X86_64 LibreOffice_project/30$Build-2</meta:generator>
    <meta:creation-date>2022-09-01T22:47:22.321630371</meta:creation-date>
    <meta:editing-duration>PT3M18S</meta:editing-duration>
    <meta:editing-cycles>2</meta:editing-cycles>
    <dc:date>2022-09-01T22:50:37.794179618</dc:date>
    <meta:document-statistic meta:object-count="255"/>
  </office:meta>
</office:document-meta>
</file>